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24pt" fo:font-weight="bold"/>
    </style:style>
    <style:style style:name="P2" style:family="paragraph" style:parent-style-name="Text_20_body">
      <style:text-properties style:font-name="Times New Roman" fo:font-size="12pt"/>
    </style:style>
    <style:style style:name="P3" style:family="paragraph" style:parent-style-name="Text_20_body" style:list-style-name="L1">
      <style:text-properties style:font-name="Times New Roman" fo:font-size="12pt"/>
    </style:style>
    <style:style style:name="P4" style:family="paragraph" style:parent-style-name="Text_20_body" style:list-style-name="L2">
      <style:text-properties style:font-name="Times New Roman" fo:font-size="12pt"/>
    </style:style>
    <style:style style:name="P5" style:family="paragraph" style:parent-style-name="Text_20_body" style:list-style-name="L3">
      <style:text-properties style:font-name="Times New Roman" fo:font-size="12pt"/>
    </style:style>
    <style:style style:name="P6" style:family="paragraph" style:parent-style-name="Text_20_body" style:list-style-name="L5">
      <style:text-properties style:font-name="Times New Roman" fo:font-size="12pt"/>
    </style:style>
    <style:style style:name="P7" style:family="paragraph" style:parent-style-name="Text_20_body">
      <style:text-properties style:font-name="Times New Roman" fo:font-size="18pt" fo:font-weight="bold"/>
    </style:style>
    <style:style style:name="P8" style:family="paragraph" style:parent-style-name="Text_20_body" style:list-style-name="L4"/>
    <style:style style:name="P9" style:family="paragraph" style:parent-style-name="Text_20_body" style:list-style-name="L1">
      <style:paragraph-properties fo:margin-top="0cm" fo:margin-bottom="0cm" style:contextual-spacing="false"/>
      <style:text-properties style:font-name="Times New Roman" fo:font-size="12pt"/>
    </style:style>
    <style:style style:name="P10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/>
    </style:style>
    <style:style style:name="P11" style:family="paragraph" style:parent-style-name="Text_20_body" style:list-style-name="L3">
      <style:paragraph-properties fo:margin-top="0cm" fo:margin-bottom="0cm" style:contextual-spacing="false"/>
      <style:text-properties style:font-name="Times New Roman" fo:font-size="12pt"/>
    </style:style>
    <style:style style:name="P12" style:family="paragraph" style:parent-style-name="Text_20_body" style:list-style-name="L4">
      <style:paragraph-properties fo:margin-top="0cm" fo:margin-bottom="0cm" style:contextual-spacing="false"/>
      <style:text-properties style:font-name="Times New Roman" fo:font-size="12pt"/>
    </style:style>
    <style:style style:name="P13" style:family="paragraph" style:parent-style-name="Text_20_body" style:list-style-name="L5">
      <style:paragraph-properties fo:margin-top="0cm" fo:margin-bottom="0cm" style:contextual-spacing="false"/>
      <style:text-properties style:font-name="Times New Roman" fo:font-size="12pt"/>
    </style:style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color="#0000ff" style:font-name="Times New Roman" fo:font-size="12pt"/>
    </style:style>
    <style:style style:name="T2" style:family="text">
      <style:text-properties style:font-name="Times New Roman" fo:font-size="12pt"/>
    </style:style>
    <text:list-style style:name="L1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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yui_3_15_0_2_1456393009940_199"/>sitio-web</text:p>
      <text:p text:style-name="P2"><text:bookmark text:name="yui_3_15_0_2_1456393009940_204"/>Práctica realización sitio web mediante framework Bootstrap</text:p>
      <text:p text:style-name="P7">Introducción</text:p>
      <text:p text:style-name="P2">La web tratará de un tema libre que deberá tener un mínimo de 4 páginas web donde figurarán entre otros los siguientes apartados:</text:p>
      <text:list xml:id="list1174881690093767733" text:style-name="L1">
        <text:list-item>
          <text:p text:style-name="P9">Presentación de empresa, asociación, etc.</text:p>
        </text:list-item>
        <text:list-item>
          <text:p text:style-name="P9">Página con los servicios, portfolio, actividades... según naturaleza del sitio web.</text:p>
        </text:list-item>
        <text:list-item>
          <text:p text:style-name="P9">Formulario de contacto con al menos los siguientes campos: nombre, teléfono de contacto, email, mensaje. </text:p>
        </text:list-item>
        <text:list-item>
          <text:p text:style-name="P9">Multimedia con al menos un video y 10 imágenes.</text:p>
        </text:list-item>
        <text:list-item>
          <text:p text:style-name="P9">Acceso a redes sociales</text:p>
        </text:list-item>
        <text:list-item>
          <text:p text:style-name="P9">Menú de navegación de un máximo de 2 niveles.</text:p>
        </text:list-item>
        <text:list-item>
          <text:p text:style-name="P9">Enlace a un doc en algún lugar visible de la página donde aparezcan detallados los recursos técnicos utilizados: </text:p>
          <text:list>
            <text:list-item>
              <text:p text:style-name="P9">Fuentes google utilizadas</text:p>
            </text:list-item>
            <text:list-item>
              <text:p text:style-name="P9">Paleta de colores</text:p>
            </text:list-item>
            <text:list-item>
              <text:p text:style-name="P3">Framework CSS...</text:p>
            </text:list-item>
          </text:list>
        </text:list-item>
      </text:list>
      <text:p text:style-name="P7">Diseño</text:p>
      <text:list xml:id="list3477254881739142367" text:style-name="L2">
        <text:list-item>
          <text:p text:style-name="P10">Uso de una paleta de colores.</text:p>
        </text:list-item>
        <text:list-item>
          <text:p text:style-name="P10">Consistencia en el diseño de cada página del sitio.</text:p>
        </text:list-item>
        <text:list-item>
          <text:p text:style-name="P10">Uso de fuentes según Google Fonts.</text:p>
        </text:list-item>
        <text:list-item>
          <text:p text:style-name="P10">Es obligatorio usar less para el diseño.</text:p>
        </text:list-item>
        <text:list-item>
          <text:p text:style-name="P10">Diseño responsivo de toda la página: video, menú, imágenes, texto...</text:p>
        </text:list-item>
        <text:list-item>
          <text:p text:style-name="P10">Uso de media queries o código en servidor para que la página se visualice en al menos 3 perfiles de dispositivos diferentes (movil, tablet y PC). El viewport deberá ser de la anchura del dispositivo.</text:p>
        </text:list-item>
        <text:list-item>
          <text:p text:style-name="P10">Criterio mobile first.</text:p>
        </text:list-item>
        <text:list-item>
          <text:p text:style-name="P14"><text:span text:style-name="T2">Se deben utilizar un conjunto de iconos para mejorar la estética general de la página (por ej. iconos de facebook, google+ o similar). Se puede utilizar una librería ya existente como </text:span><text:a xlink:type="simple" xlink:href="http://fortawesome.github.io/Font-Awesome/"><text:span text:style-name="T1">http://fortawesome.github.io/Font-Awesome/</text:span></text:a><text:span text:style-name="T2"> o utilizar una propia. </text:span></text:p>
        </text:list-item>
        <text:list-item>
          <text:p text:style-name="P4">Se valorará utilizar algún plugin de jQuery para hacer un slider en la cabecera de las páginas, mostrar las fotos a tamaño superior, uso de un mapa de Google, etc.</text:p>
        </text:list-item>
      </text:list>
      <text:p text:style-name="P7">Tiempo de carga</text:p>
      <text:list xml:id="list3890833778354962374" text:style-name="L3">
        <text:list-item>
          <text:p text:style-name="P11">Las imágenes deberán estar en la resolución mínima necesaria.</text:p>
        </text:list-item>
        <text:list-item>
          <text:p text:style-name="P11">Las imágenes tendrán que estar optimizadas para la resolución proporcionada.</text:p>
        </text:list-item>
        <text:list-item>
          <text:p text:style-name="P11">Los css y js tendrán que estar minified y minimizando el número de http requests para la <text:soft-page-break/>versión de producción.</text:p>
        </text:list-item>
        <text:list-item>
          <text:p text:style-name="P11">El html tendrá que estar minified para la versión de producción.</text:p>
        </text:list-item>
        <text:list-item>
          <text:p text:style-name="P11">Se debe valorar el uso de algún CDN.</text:p>
        </text:list-item>
        <text:list-item>
          <text:p text:style-name="P11">Se comprobará el desarrollo correcto de este área mediante Google PageSpeed.</text:p>
        </text:list-item>
        <text:list-item>
          <text:p text:style-name="P5">Uso de sprites para los iconos del sitio web</text:p>
        </text:list-item>
      </text:list>
      <text:p text:style-name="P7">Código</text:p>
      <text:list xml:id="list2358078197458280531" text:style-name="L4">
        <text:list-item>
          <text:p text:style-name="P12">El sitio web deberá tener una estructura clara y concisa.</text:p>
        </text:list-item>
        <text:list-item>
          <text:p text:style-name="P12">El código html estará minified en producción.</text:p>
        </text:list-item>
        <text:list-item>
          <text:p text:style-name="P12">El código css y js estará minified en producción.</text:p>
        </text:list-item>
        <text:list-item>
          <text:p text:style-name="P12">Se valorará el uso de soluciones como normalize.css, modernizr, y en general cualquier otra solución que aparece en html boilerplate</text:p>
        </text:list-item>
        <text:list-item>
          <text:p text:style-name="P12">Todo el código css y js deberá ir en ficheros externos (nunca en el html)</text:p>
        </text:list-item>
        <text:list-item>
          <text:p text:style-name="P12">Se minimizará el número de accesos a ficheros css y js externos, pudiendose valorar el uso de CDNs</text:p>
        </text:list-item>
        <text:list-item>
          <text:p text:style-name="P12">Se validará el código según la W3C. </text:p>
        </text:list-item>
        <text:list-item>
          <text:p text:style-name="P8"><text:span text:style-name="T2">El código del proyecto se realizará a partir de un fork de este repositorio. Tendrá que haber al menos 5 commmits en 3 días diferentes y la versión de producción se colgará en el servidor infenlaces de modo que sea accesible navegando desde </text:span><text:a xlink:type="simple" xlink:href="http://www.infenlaces.com/"><text:span text:style-name="T1">www.infenlaces.com</text:span></text:a></text:p>
        </text:list-item>
      </text:list>
      <text:p text:style-name="P7">Calificación</text:p>
      <text:list xml:id="list1838293388769265240" text:style-name="L5">
        <text:list-item>
          <text:p text:style-name="P13">Por realizar las 4 páginas con lo vídeos e imágenes que se piden (responsivos) y menú hasta 4 puntos.</text:p>
        </text:list-item>
        <text:list-item>
          <text:p text:style-name="P13">Por realizar un diseño bonito cuidando contraste, color, diseño responsivo, usable, accesible, consistente y persistente hasta 2 puntos.</text:p>
        </text:list-item>
        <text:list-item>
          <text:p text:style-name="P13">Acceso a redes sociales (iconos) y sprites hasta 0,5 puntos.</text:p>
        </text:list-item>
        <text:list-item>
          <text:p text:style-name="P13">Adicción de plugins jquery (pueden ser elementos de bootstrap) hasta 0,5 puntos.</text:p>
        </text:list-item>
        <text:list-item>
          <text:p text:style-name="P13">Fuentes de google o font awesome hasta 0,5 puntos.</text:p>
        </text:list-item>
        <text:list-item>
          <text:p text:style-name="P13">Método de personalización de la página (CSS, tema de bootstrap, modificación de less) hasta 0,5 puntos. Cuenta más modificar less.</text:p>
        </text:list-item>
        <text:list-item>
          <text:p text:style-name="P13">Compatibilidad con modernizr y boilerplate hasta 0,25 puntos.</text:p>
        </text:list-item>
        <text:list-item>
          <text:p text:style-name="P13">Imágenes optimizadas hasta 0,25 puntos.</text:p>
        </text:list-item>
        <text:list-item>
          <text:p text:style-name="P13">Html, css, js minificados y velocidad comprobada en pagespeed. 0,25</text:p>
        </text:list-item>
        <text:list-item>
          <text:p text:style-name="P6">Documentación de todo lo realizado hasta 1,25 puntos. (Justificación de todos los apartados anteriores, decisiones de diseño, pasos de instalación, elementos extra... ) Es conveniente hacer una buena documentación para que el profesor no tenga que hacer preguntas muy difíciles cuando presenteis la práctic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12:06:55.087510509</meta:creation-date>
    <dc:date>2016-02-25T12:07:08.244145311</dc:date>
    <meta:editing-duration>P0D</meta:editing-duration>
    <meta:editing-cycles>1</meta:editing-cycles>
    <meta:document-statistic meta:table-count="0" meta:image-count="0" meta:object-count="0" meta:page-count="2" meta:paragraph-count="52" meta:word-count="666" meta:character-count="3912" meta:non-whitespace-character-count="3338"/>
    <meta:generator>LibreOffice/4.2.8.2$Linux_X86_64 LibreOffice_project/420m0$Build-2</meta:generator>
  </office:meta>
</office:document-meta>
</file>